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1.09cm" style:rel-column-width="4200*"/>
    </style:style>
    <style:style style:name="Table1.B" style:family="table-column">
      <style:table-column-properties style:column-width="5.315cm" style:rel-column-width="20480*"/>
    </style:style>
    <style:style style:name="Table1.C" style:family="table-column">
      <style:table-column-properties style:column-width="3.39cm" style:rel-column-width="13064*"/>
    </style:style>
    <style:style style:name="Table1.D" style:family="table-column">
      <style:table-column-properties style:column-width="7.211cm" style:rel-column-width="277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d2682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9d908f" style:font-size-asian="11pt" style:font-weight-asian="bold" style:font-name-complex="Arial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0pt" fo:font-weight="bold" officeooo:rsid="0091c010" officeooo:paragraph-rsid="0091c01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755009" officeooo:paragraph-rsid="0098caba" style:font-size-asian="10pt" style:font-size-complex="10pt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10" style:family="paragraph" style:parent-style-name="Table_20_Contents">
      <style:text-properties fo:font-size="8pt" officeooo:paragraph-rsid="00743789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8dc16e" officeooo:paragraph-rsid="008dc16e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09cda37"/>
    </style:style>
    <style:style style:name="T5" style:family="text">
      <style:text-properties officeooo:rsid="00932f99"/>
    </style:style>
    <style:style style:name="T6" style:family="text">
      <style:text-properties officeooo:rsid="003b7db6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officeooo:rsid="0090cdea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Sr No.</text:p>
          </table:table-cell>
          <table:table-cell table:style-name="Table1.A1" office:value-type="string">
            <text:p text:style-name="P13">Invoice No</text:p>
          </table:table-cell>
          <table:table-cell table:style-name="Table1.A1" office:value-type="string">
            <text:p text:style-name="P13">Days</text:p>
          </table:table-cell>
          <table:table-cell table:style-name="Table1.D1" office:value-type="string">
            <text:p text:style-name="P13"><text:span text:style-name="T8">Residual </text:span>Amount</text:p>
          </table:table-cell>
        </table:table-row>
        <table:table-row>
          <table:table-cell table:style-name="Table1.A2" table:number-columns-spanned="4" office:value-type="string">
            <text:p text:style-name="P6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<text:text-input text:description="&lt;if test=&quot;len(line['partner'])&gt;0&quot;&gt;">If partn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5"><text:text-input text:description="&lt;line['partner']&gt;">Partn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9"><text:text-input text:description="&lt;if test=&quot;len(line['invoice'])&gt;0&quot;&gt;">If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9"><text:text-input text:description="&lt;line['sr_no']&gt;">Sr No</text:text-input></text:p>
          </table:table-cell>
          <table:table-cell table:style-name="Table1.A7" office:value-type="string">
            <text:p text:style-name="P10"><text:text-input text:description="&lt;line['invoice']&gt;">Invoice</text:text-input></text:p>
          </table:table-cell>
          <table:table-cell table:style-name="Table1.A7" office:value-type="string">
            <text:p text:style-name="P8"><text:text-input text:description="&lt;line['days']&gt;">days</text:text-input></text:p>
          </table:table-cell>
          <table:table-cell table:style-name="Table1.A2" office:value-type="string">
            <text:p text:style-name="P11"><text:text-input text:description="&lt;line['amount']&gt;">Amount</text:text-input></text:p>
          </table:table-cell>
        </table:table-row>
        <table:table-row>
          <table:table-cell table:style-name="Table1.A2" table:number-columns-spanned="4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<text:text-input text:description="&lt;/for&gt;">For end</text:text-input></text:p>
          </table:table-cell>
          <table:covered-table-cell/>
          <table:covered-table-cell/>
          <table:covered-table-cell/>
        </table:table-row>
      </table:table>
      <text:p text:style-name="P12">Printed on <text:date style:data-style-name="N79" text:date-value="2017-02-20T18:21:47.978556607">Monday, February 20, 2017</text:date> at <text:time style:data-style-name="N42" text:time-value="2017-02-20T18:21:47.978759030">06:21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d2682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9d908f" style:font-size-asian="11pt" style:font-weight-asian="bold" style:font-name-complex="Arial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pt" fo:font-weight="bold" officeooo:rsid="0091c010" officeooo:paragraph-rsid="0091c010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09cda37"/>
    </style:style>
    <style:style style:name="MT5" style:family="text">
      <style:text-properties officeooo:rsid="00932f99"/>
    </style:style>
    <style:style style:name="MT6" style:family="text">
      <style:text-properties officeooo:rsid="003b7db6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01cm" fo:margin-left="0cm" fo:margin-right="0cm" fo:margin-bottom="0.3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<text:span text:style-name="MT4">Vendor</text:span> Ag<text:span text:style-name="MT5">e</text:span>ing Report</text:p>
        <text:p text:style-name="MP4"><text:span text:style-name="MT6">DATE </text:span><text:span text:style-name="MT6"><text:date style:data-style-name="N79" text:date-value="2017-02-20T18:21:47.951358379">Monday, February 20, 2017</text:date></text:span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21:47.884395219</dc:date>
    <meta:editing-duration>PT5H2M11S</meta:editing-duration>
    <meta:editing-cycles>90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76" meta:character-count="276" meta:non-whitespace-character-count="245"/>
  </office:meta>
</office:document-meta>
</file>